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8438in" fo:margin-left="-0.075in" fo:margin-top="0in" fo:margin-bottom="0in" table:align="left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5.1931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0.5pt solid #000001" fo:border-top="none" fo:border-bottom="0.5pt solid #000001"/>
    </style:style>
    <style:style style:name="Table1.B1" style:family="table-cell">
      <style:table-cell-properties style:vertical-align="" fo:padding-left="0.075in" fo:padding-right="0.075in" fo:padding-top="0in" fo:padding-bottom="0in" fo:border-left="0.5pt solid #000001" fo:border-right="none" fo:border-top="none" fo:border-bottom="0.5pt solid #000001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0.5pt solid #000001"/>
    </style:style>
    <style:style style:name="Table1.B2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e1.3" style:family="table-row">
      <style:table-row-properties style:min-row-height="0.0972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none"/>
    </style:style>
    <style:style style:name="Table1.B3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none"/>
    </style:style>
    <style:style style:name="Table2" style:family="table">
      <style:table-properties style:width="6.8438in" fo:margin-left="-0.075in" fo:margin-top="0in" fo:margin-bottom="0in" table:align="left"/>
    </style:style>
    <style:style style:name="Table2.A" style:family="table-column">
      <style:table-column-properties style:column-width="1.6556in"/>
    </style:style>
    <style:style style:name="Table2.B" style:family="table-column">
      <style:table-column-properties style:column-width="5.18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none" fo:border-right="0.5pt solid #000001" fo:border-top="none" fo:border-bottom="0.5pt solid #000001"/>
    </style:style>
    <style:style style:name="Table2.B1" style:family="table-cell">
      <style:table-cell-properties style:vertical-align="" fo:padding-left="0.075in" fo:padding-right="0.075in" fo:padding-top="0in" fo:padding-bottom="0in" fo:border-left="0.5pt solid #000001" fo:border-right="none" fo:border-top="none" fo:border-bottom="0.5pt solid #000001"/>
    </style:style>
    <style:style style:name="Table2.A2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0.5pt solid #000001"/>
    </style:style>
    <style:style style:name="Table2.B2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e2.A3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none"/>
    </style:style>
    <style:style style:name="Table2.B3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none"/>
    </style:style>
    <style:style style:name="Table4" style:family="table">
      <style:table-properties style:width="6.8438in" fo:margin-top="0in" fo:margin-bottom="0in" table:align="center"/>
    </style:style>
    <style:style style:name="Table4.A" style:family="table-column">
      <style:table-column-properties style:column-width="2.0431in"/>
    </style:style>
    <style:style style:name="Table4.B" style:family="table-column">
      <style:table-column-properties style:column-width="0.3938in"/>
    </style:style>
    <style:style style:name="Table4.C" style:family="table-column">
      <style:table-column-properties style:column-width="2.0674in"/>
    </style:style>
    <style:style style:name="Table4.E" style:family="table-column">
      <style:table-column-properties style:column-width="1.94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1"/>
    </style:style>
    <style:style style:name="Table4.B1" style:family="table-cell">
      <style:table-cell-properties style:vertical-align="" fo:padding-left="0.075in" fo:padding-right="0.075in" fo:padding-top="0in" fo:padding-bottom="0in" fo:border="none"/>
    </style:style>
    <style:style style:name="Table4.A2" style:family="table-cell">
      <style:table-cell-properties style:vertical-align="" fo:padding-left="0.075in" fo:padding-right="0.075in" fo:padding-top="0in" fo:padding-bottom="0in" fo:border-left="none" fo:border-right="none" fo:border-top="0.5pt solid #000001" fo:border-bottom="none"/>
    </style:style>
    <style:style style:name="P1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style:page-number="1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left="0in" fo:margin-right="0in" fo:margin-top="0.4917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Standard">
      <style:paragraph-properties fo:margin-left="0in" fo:margin-right="0in" fo:margin-top="0in" fo:margin-bottom="0.4917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 style:list-style-name="WWNum1">
      <style:paragraph-properties fo:margin-left="0.25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 style:list-style-name="WWNum1">
      <style:paragraph-properties fo:margin-left="0.25in" fo:margin-right="0in" fo:margin-top="0in" fo:margin-bottom="0.139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>
      <style:paragraph-properties fo:margin-top="0in" fo:margin-bottom="0in" loext:contextual-spacing="false" fo:line-height="150%"/>
    </style:style>
    <style:style style:name="P18" style:family="paragraph" style:parent-style-name="Standard">
      <style:paragraph-properties fo:margin-top="0in" fo:margin-bottom="0in" loext:contextual-spacing="false" fo:line-height="115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font-style-asian="normal" style:font-weight-asian="normal"/>
    </style:style>
    <style:style style:name="T9" style:family="text">
      <style:text-properties fo:font-variant="normal" fo:text-transform="none" fo:color="#000000" style:text-line-through-style="none" style:text-line-through-type="none" fo:font-style="normal" fo:font-weight="normal" style:font-style-asian="normal" style:font-weight-asian="normal"/>
    </style:style>
    <style:style style:name="T10" style:family="text">
      <style:text-properties fo:font-variant="normal" fo:text-transform="none" fo:color="#bfbfbf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bfbfb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80808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T13" style:family="text">
      <style:text-properties fo:font-variant="normal" fo:text-transform="none" fo:color="#000080" style:text-line-through-style="none" style:text-line-through-type="none" style:text-position="0% 100%" style:font-name="Calibri" fo:font-size="8pt" fo:font-style="normal" style:text-underline-style="solid" style:text-underline-width="auto" style:text-underline-color="font-color" fo:font-weight="normal" style:font-name-asian="Calibri1" style:font-size-asian="8pt" style:font-style-asian="normal" style:font-weight-asian="normal" style:font-name-complex="Calibri1" style:font-size-complex="8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bfbfb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line-break/>Background</text:span><text:span text:style-name="T3"><text:line-break/></text:span><text:span text:style-name="T14">Rust is a new programming language being developed by Mozilla, released in 2015 aimed at system application developers. Many of its competitors such as C++ are not memory safe and are prone to security problems such buffer overflow exploits. Rust aims to resolve these issues as a completely new language by enforcing a strict emphasis on memory safety and program correctness during compile time rather than runtime, while maintaining competitive performance. </text:span></text:p>
      <text:p text:style-name="P1"><text:span text:style-name="T14">The goal of Rust to reduce security problems while maintaining comparable performance with C++ in concurrent programs will be the primary subject of this evaluation. </text:span></text:p>
      <text:p text:style-name="P1"><text:span text:style-name="T1">Goals</text:span></text:p>
      <text:list xml:id="list5709038858250717330" text:style-name="WWNum1">
        <text:list-item>
          <text:p text:style-name="P15"><text:span text:style-name="T14">Measure performance of concurrent programs </text:span></text:p>
        </text:list-item>
        <text:list-item>
          <text:p text:style-name="P15"><text:span text:style-name="T14">Analysis of Rust compile error checking</text:span></text:p>
        </text:list-item>
        <text:list-item>
          <text:p text:style-name="P16"><text:span text:style-name="T14">Evaluation of language usability </text:span></text:p>
        </text:list-item>
      </text:list>
      <text:p text:style-name="P4"><text:span text:style-name="T1">Scope </text:span></text:p>
      <text:p text:style-name="P4"><text:span text:style-name="T14">The end result of the project will be a presentation, most likely in the form of <text:s/>a research paper and or poster, of our findings during our evaluation of Rust. <text:s/>We will be implementing 4 program specifications at least twice, once in C++ and once in Rust and analyzing the differences in performance, ease of use and generated assembly code. At this time we intend to implement a distributed hash table, a [Second Program], <text:s/>[Third Program] and [Fourth Program]. Both of us will be implementing the two programs for each specification separately and alternating between which of us will do the Rust version and the C++ version. </text:span></text:p>
      <text:p text:style-name="P4"><text:span text:style-name="T1"><text:line-break/>Key Stakeholders</text:span><text:span text:style-name="T2"> 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<text:span text:style-name="T3">Client/</text:span><text:span text:style-name="T14">Sponsor</text:span><text:span text:style-name="T3"> <text:s text:c="7"/></text:span></text:p>
          </table:table-cell>
          <table:table-cell table:style-name="Table1.B1" office:value-type="string">
            <text:p text:style-name="P5"><text:span text:style-name="T14">Professor Philip J. Hatcher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T3">Project manager</text:span></text:p>
          </table:table-cell>
          <table:table-cell table:style-name="Table1.B2" office:value-type="string">
            <text:p text:style-name="P5"><text:span text:style-name="T14">Collette Matthias Powers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3">Project team members</text:span></text:p>
          </table:table-cell>
          <table:table-cell table:style-name="Table1.B3" office:value-type="string">
            <text:p text:style-name="P5"><text:span text:style-name="T14">Ethan Larkham, Todd Gaunt</text:span></text:p>
          </table:table-cell>
        </table:table-row>
      </table:table>
      <text:p text:style-name="P8"><text:soft-page-break/><text:span text:style-name="T4"><text:line-break/></text:span><text:span text:style-name="T1">Project Milestones</text:span><text:span text:style-name="T2"> </text:span><text:span text:style-name="T3"><text:line-break/></text:span><text:span text:style-name="T14">Learn Rust Language <text:tab/><text:tab/><text:tab/><text:tab/><text:tab/><text:tab/><text:tab/><text:tab/> October 28, 2017 </text:span></text:p>
      <text:p text:style-name="P4"><text:span text:style-name="T14">Complete Implementations of Distributed Hash Table <text:tab/><text:tab/><text:tab/><text:tab/> November 9, 2017</text:span></text:p>
      <text:p text:style-name="P8"><text:span text:style-name="T14">Complete Analysis of DHT Implementations <text:tab/><text:tab/><text:tab/><text:tab/><text:tab/> November 13, 2017 </text:span></text:p>
      <text:p text:style-name="P4"><text:span text:style-name="T14">Complete Implementations of [Program 2] <text:tab/><text:tab/><text:tab/><text:tab/><text:tab/> November <text:s/>28, 2017</text:span></text:p>
      <text:p text:style-name="P17"><text:span text:style-name="T14">Complete Analysis of [Prog 2] Implementations <text:tab/><text:tab/><text:tab/><text:tab/><text:tab/> December 5, 2017</text:span></text:p>
      <text:p text:style-name="P18"><text:span text:style-name="T14">Complete Implementations of [Program 3] <text:tab/><text:tab/><text:tab/><text:tab/><text:tab/> January 30 , 2018</text:span></text:p>
      <text:p text:style-name="P17"><text:span text:style-name="T14">Complete Analysis of [Prog 3] Implementations <text:tab/><text:tab/><text:tab/><text:tab/><text:tab/> February, 4 2018</text:span></text:p>
      <text:p text:style-name="P18"><text:span text:style-name="T14">Complete Implementations of [Prog 4] <text:tab/> <text:tab/><text:tab/><text:tab/><text:tab/><text:tab/> February <text:s/>18, 2018</text:span></text:p>
      <text:p text:style-name="P17"><text:span text:style-name="T14">Complete Analysis of [Prog 4] Implementations<text:tab/> <text:tab/><text:tab/><text:tab/> <text:s text:c="2"/><text:tab/> February 22, 2018</text:span></text:p>
      <text:p text:style-name="P17"><text:span text:style-name="T14">Finalize Compilation of Analysis into Research Paper<text:tab/><text:tab/><text:tab/><text:tab/> April 15, 2018 </text:span></text:p>
      <text:p text:style-name="P9"/>
      <text:p text:style-name="P4"><text:span text:style-name="T3"><text:line-break/></text:span><text:span text:style-name="T1">Constraints, Assumptions, Risks and Dependencies</text:span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"><text:span text:style-name="T3">Constraints <text:s text:c="5"/></text:span></text:p>
          </table:table-cell>
          <table:table-cell table:style-name="Table2.B1" office:value-type="string">
            <text:p text:style-name="P5"><text:span text:style-name="T14">Difficulty in quantifying language usability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T3">Assumptions</text:span></text:p>
          </table:table-cell>
          <table:table-cell table:style-name="Table2.B2" office:value-type="string">
            <text:p text:style-name="P5"><text:span text:style-name="T14">Rust will be able to implement the programs the same way that C++ can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Risks and Dependencies</text:span></text:p>
          </table:table-cell>
          <table:table-cell table:style-name="Table2.B3" office:value-type="string">
            <text:p text:style-name="P5"><text:span text:style-name="T14">We need to need to find tools to test and benchmark Rust with and learn it's design patterns commonly used by the community. </text:span></text:p>
          </table:table-cell>
        </table:table-row>
      </table:table>
      <text:p text:style-name="P2"><text:soft-page-break/></text:p>
      <text:p text:style-name="P2"/>
      <text:p text:style-name="P2"/>
      <text:p text:style-name="P1"><text:span text:style-name="T4">Approval Signatures <text:line-break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ext:soft-page-break/>
        <table:table-row table:style-name="Table4.1">
          <table:table-cell table:style-name="Table4.A1" office:value-type="string">
            <text:p text:style-name="P10"/>
          </table:table-cell>
          <table:table-cell table:style-name="Table4.B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B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6"><text:span text:style-name="T5">[Name], Project Client</text:span></text:p>
          </table:table-cell>
          <table:table-cell table:style-name="Table4.B1" office:value-type="string">
            <text:p text:style-name="P11"/>
          </table:table-cell>
          <table:table-cell table:style-name="Table4.A2" office:value-type="string">
            <text:p text:style-name="P6"><text:span text:style-name="T5">[Name], Project Sponsor</text:span></text:p>
          </table:table-cell>
          <table:table-cell table:style-name="Table4.B1" office:value-type="string">
            <text:p text:style-name="P11"/>
          </table:table-cell>
          <table:table-cell table:style-name="Table4.A2" office:value-type="string">
            <text:p text:style-name="P6"><text:span text:style-name="T5">[Name], Project Manager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language="en" fo:country="US" fo:font-style="normal" style:text-underline-style="none" fo:font-weight="normal" style:letter-kerning="true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0pt" fo:language="en" fo:country="US" fo:font-style="normal" style:text-underline-style="none" fo:font-weight="normal" style:letter-kerning="true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1pt" fo:font-weight="normal" style:font-name-asian="Noto Sans Symbols1" style:font-family-asian="'Noto Sans Symbols'" style:font-family-generic-asian="system" style:font-pitch-asian="variable" style:font-size-asian="11pt" style:font-name-complex="Noto Sans Symbols1" style:font-family-complex="'Noto Sans Symbols'" style:font-family-generic-complex="system" style:font-pitch-complex="variable" style:font-size-complex="11pt"/>
    </style:style>
    <style:style style:name="ListLabel_20_2" style:display-name="ListLabel 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Table3" style:family="table">
      <style:table-properties style:width="6.8438in" fo:margin-left="-0.075in" fo:margin-top="0in" fo:margin-bottom="0in" table:align="left"/>
    </style:style>
    <style:style style:name="Table3.A" style:family="table-column">
      <style:table-column-properties style:column-width="5.7847in"/>
    </style:style>
    <style:style style:name="Table3.B" style:family="table-column">
      <style:table-column-properties style:column-width="1.058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in" fo:margin-top="0.4917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Standard">
      <style:paragraph-properties fo:margin-left="0in" fo:margin-right="0in" fo:margin-top="0in" fo:margin-bottom="0.4917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MT1" style:family="text">
      <style:text-properties fo:font-variant="normal" fo:text-transform="none" fo:color="#bfbfbf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MT4" style:family="text">
      <style:text-properties fo:font-variant="normal" fo:text-transform="none" fo:color="#bfbfb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5" style:family="text">
      <style:text-properties fo:color="#bfbfbf" fo:font-size="12pt" style:font-size-asian="12pt" style:font-size-complex="12pt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MT7" style:family="text">
      <style:text-properties fo:font-variant="normal" fo:text-transform="none" fo:color="#000080" style:text-line-through-style="none" style:text-line-through-type="none" style:text-position="0% 100%" style:font-name="Calibri" fo:font-size="8pt" fo:font-style="normal" style:text-underline-style="solid" style:text-underline-width="auto" style:text-underline-color="font-color" fo:font-weight="normal" style:font-name-asian="Calibri1" style:font-size-asian="8pt" style:font-style-asian="normal" style:font-weight-asian="normal" style:font-name-complex="Calibri1" style:font-size-complex="8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5902in" style:writing-mode="lr-tb" style:layout-grid-color="#c0c0c0" style:layout-grid-lines="286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<text:span text:style-name="MT1">Project Charter: <text:s/></text:span><text:span text:style-name="MT2">Evaluating Rust</text:span><text:span text:style-name="MT3"> <text:s text:c="2"/></text:span></text:p>
            </table:table-cell>
            <table:table-cell table:style-name="Table3.A1" office:value-type="string">
              <text:p text:style-name="MP3"><text:span text:style-name="MT4">1</text:span><text:span text:style-name="MT5">0.05.2017</text:span></text:p>
            </table:table-cell>
          </table:table-row>
        </table:table>
        <text:p text:style-name="MP4"/>
      </style:header>
      <style:footer>
        <text:p text:style-name="MP5"><text:span text:style-name="MT6">The Project Charter Form is created for you by the simple project management tool </text:span><text:a xlink:type="simple" xlink:href="http://www.casual.pm" text:style-name="Internet_20_link" text:visited-style-name="Visited_20_Internet_20_Link"><text:span text:style-name="MT7">www.casual.pm</text:span></text:a><text:span text:style-name="MT6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7" meta:paragraph-count="39" meta:word-count="413" meta:character-count="2790" meta:non-whitespace-character-count="2312"/>
    <meta:generator>LibreOfficeDev/5.1.0.3$Linux_X86_64 LibreOffice_project/</meta:generator>
  </office:meta>
</office:document-meta>
</file>